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Courier New"/>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style>
    <style:style style:name="P3" style:family="paragraph" style:parent-style-name="Text_20_body">
      <style:text-properties style:font-name="Courier New"/>
    </style:style>
    <style:style style:name="P4" style:family="paragraph" style:parent-style-name="Heading_20_1">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bold" officeooo:rsid="003275f4" officeooo:paragraph-rsid="003275f4" style:text-blinking="false" fo:background-color="transparent"/>
    </style:style>
    <style:style style:name="P5" style:family="paragraph" style:parent-style-name="Heading_20_1">
      <style:text-properties officeooo:rsid="003275f4" officeooo:paragraph-rsid="003275f4"/>
    </style:style>
    <style:style style:name="P6" style:family="paragraph" style:parent-style-name="Heading_20_2">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italic" style:text-underline-style="none" fo:font-weight="bold" officeooo:rsid="003275f4" officeooo:paragraph-rsid="003275f4"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officeooo:paragraph-rsid="0018b28a" style:text-blinking="false" fo:background-color="transparent"/>
    </style:style>
    <style:style style:name="P8" style:family="paragraph" style:parent-style-name="Heading_20_2">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italic" style:text-underline-style="none" fo:font-weight="bold" style:text-blinking="false" fo:background-color="transparent"/>
    </style:style>
    <style:style style:name="P9" style:family="paragraph" style:parent-style-name="Standard">
      <style:text-properties officeooo:rsid="0018b28a" officeooo:paragraph-rsid="001b4e59"/>
    </style:style>
    <style:style style:name="P10" style:family="paragraph" style:parent-style-name="Standard">
      <style:text-properties officeooo:rsid="001b4e59" officeooo:paragraph-rsid="001b4e59"/>
    </style:style>
    <style:style style:name="P11" style:family="paragraph" style:parent-style-name="Standard">
      <style:text-properties officeooo:rsid="001ca266" officeooo:paragraph-rsid="001ca266"/>
    </style:style>
    <style:style style:name="P12" style:family="paragraph" style:parent-style-name="Standard">
      <style:text-properties officeooo:rsid="001cc006" officeooo:paragraph-rsid="001cc006"/>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italic" style:text-underline-style="none" fo:font-weight="bold" style:text-blinking="false" fo:background-color="transparent"/>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italic" style:text-underline-style="none" fo:font-weight="bold" officeooo:rsid="003275f4" officeooo:paragraph-rsid="003275f4" style:text-blinking="false" fo:background-color="transparent"/>
    </style:style>
    <style:style style:name="P15" style:family="paragraph" style:parent-style-name="Standard">
      <style:text-properties officeooo:rsid="001fe9da" officeooo:paragraph-rsid="001fe9da"/>
    </style:style>
    <style:style style:name="P16" style:family="paragraph" style:parent-style-name="Standard">
      <style:text-properties officeooo:rsid="001fe9da" officeooo:paragraph-rsid="00256fb2"/>
    </style:style>
    <style:style style:name="P17" style:family="paragraph" style:parent-style-name="Standard">
      <style:text-properties officeooo:rsid="00256fb2" officeooo:paragraph-rsid="00256fb2"/>
    </style:style>
    <style:style style:name="P18" style:family="paragraph" style:parent-style-name="Standard">
      <style:text-properties officeooo:rsid="0018b28a" officeooo:paragraph-rsid="0018b28a"/>
    </style:style>
    <style:style style:name="P19" style:family="paragraph" style:parent-style-name="Standard">
      <style:text-properties officeooo:rsid="00256fb2" officeooo:paragraph-rsid="00268327"/>
    </style:style>
    <style:style style:name="P20"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Courier New" officeooo:paragraph-rsid="00256fb2"/>
    </style:style>
    <style:style style:name="P21" style:family="paragraph" style:parent-style-name="Heading_20_1">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style>
    <style:style style:name="P22" style:family="paragraph" style:parent-style-name="Text_20_body">
      <style:paragraph-properties fo:margin-left="0.5in" fo:margin-right="0in" fo:margin-top="0in" fo:margin-bottom="0in" style:contextual-spacing="false" fo:line-height="138%" fo:text-indent="0in" style:auto-text-indent="false" style:writing-mode="lr-tb"/>
      <style:text-properties style:font-name="Courier New"/>
    </style:style>
    <style:style style:name="P23"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style:text-underline-style="none" style:text-blinking="false" fo:background-color="transparent"/>
    </style:style>
    <style:style style:name="P2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style>
    <style:style style:name="P25" style:family="paragraph" style:parent-style-name="Text_20_body">
      <style:paragraph-properties fo:margin-left="1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normal" officeooo:paragraph-rsid="0027eaa0" style:text-blinking="false" fo:background-color="transparent"/>
    </style:style>
    <style:style style:name="P27" style:family="paragraph" style:parent-style-name="Text_20_body">
      <style:text-properties style:font-name="Courier New" officeooo:rsid="0028593e" officeooo:paragraph-rsid="0028593e"/>
    </style:style>
    <style:style style:name="P28" style:family="paragraph" style:parent-style-name="Text_20_body">
      <style:text-properties style:font-name="Courier New" officeooo:rsid="002b4c3c" officeooo:paragraph-rsid="002b4c3c"/>
    </style:style>
    <style:style style:name="P29" style:family="paragraph" style:parent-style-name="Heading_20_1">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bold" officeooo:paragraph-rsid="002dab76" style:text-blinking="false" fo:background-color="transparent"/>
    </style:style>
    <style:style style:name="P30" style:family="paragraph" style:parent-style-name="Standard">
      <style:paragraph-properties fo:margin-left="0.4925in" fo:text-indent="0in" style:auto-text-indent="false">
        <style:tab-stops>
          <style:tab-stop style:position="5.2555in"/>
        </style:tab-stops>
      </style:paragraph-properties>
      <style:text-properties officeooo:paragraph-rsid="002dab76"/>
    </style:style>
    <style:style style:name="P31" style:family="paragraph" style:parent-style-name="Standard">
      <style:text-properties officeooo:rsid="002dab76" officeooo:paragraph-rsid="002dab76"/>
    </style:style>
    <style:style style:name="P32" style:family="paragraph" style:parent-style-name="Standard">
      <style:paragraph-properties fo:break-before="page"/>
      <style:text-properties officeooo:rsid="002dab76" officeooo:paragraph-rsid="002dab76"/>
    </style:style>
    <style:style style:name="P33" style:family="paragraph" style:parent-style-name="Standard">
      <style:paragraph-properties fo:margin-left="0.4925in" fo:text-indent="0in" style:auto-text-indent="false">
        <style:tab-stops>
          <style:tab-stop style:position="5.2555in"/>
        </style:tab-stops>
      </style:paragraph-properties>
      <style:text-properties officeooo:paragraph-rsid="002e3305"/>
    </style:style>
    <style:style style:name="P34" style:family="paragraph" style:parent-style-name="Standard">
      <style:text-properties fo:font-variant="normal" fo:text-transform="none" fo:color="#000000" loext:opacity="100%" style:text-line-through-style="none" style:text-line-through-type="none" fo:font-style="normal" style:text-underline-style="none" officeooo:paragraph-rsid="002dab76" style:text-blinking="false" fo:background-color="transparent"/>
    </style:style>
    <style:style style:name="P35" style:family="paragraph" style:parent-style-name="Standard">
      <style:text-properties fo:font-variant="normal" fo:text-transform="none" fo:color="#000000" loext:opacity="100%" style:text-line-through-style="none" style:text-line-through-type="none" fo:font-style="normal" style:text-underline-style="none" officeooo:rsid="002e9a1a" officeooo:paragraph-rsid="002e9a1a" style:text-blinking="false" fo:background-color="transparent"/>
    </style:style>
    <style:style style:name="P36" style:family="paragraph" style:parent-style-name="Standard">
      <style:text-properties officeooo:rsid="002dab76" officeooo:paragraph-rsid="002e9a1a"/>
    </style:style>
    <style:style style:name="P37" style:family="paragraph" style:parent-style-name="Standard">
      <style:paragraph-properties fo:margin-left="0.4925in" fo:text-indent="0in" style:auto-text-indent="false">
        <style:tab-stops>
          <style:tab-stop style:position="5.2555in"/>
        </style:tab-stops>
      </style:paragraph-properties>
      <style:text-properties officeooo:paragraph-rsid="002e9a1a"/>
    </style:style>
    <style:style style:name="P38" style:family="paragraph" style:parent-style-name="Standard">
      <style:paragraph-properties fo:margin-left="0.4925in" fo:text-indent="0in" style:auto-text-indent="false" style:writing-mode="lr-tb" style:writing-mode-automatic="false">
        <style:tab-stops>
          <style:tab-stop style:position="5.2555in"/>
        </style:tab-stops>
      </style:paragraph-properties>
      <style:text-properties officeooo:paragraph-rsid="002e9a1a"/>
    </style:style>
    <style:style style:name="P39" style:family="paragraph" style:parent-style-name="Standard">
      <style:paragraph-properties fo:break-before="page"/>
      <style:text-properties officeooo:rsid="002dab76" officeooo:paragraph-rsid="002e9a1a"/>
    </style:style>
    <style:style style:name="P40" style:family="paragraph" style:parent-style-name="Standard">
      <style:text-properties fo:font-variant="normal" fo:text-transform="none" fo:color="#000000" loext:opacity="100%" style:text-line-through-style="none" style:text-line-through-type="none" fo:font-style="normal" style:text-underline-style="none" officeooo:rsid="002e9a1a" officeooo:paragraph-rsid="002ff057" style:text-blinking="false" fo:background-color="transparent"/>
    </style:style>
    <style:style style:name="P41" style:family="paragraph" style:parent-style-name="Standard">
      <style:text-properties officeooo:rsid="002dab76" officeooo:paragraph-rsid="002ff057"/>
    </style:style>
    <style:style style:name="P42" style:family="paragraph" style:parent-style-name="Standard">
      <style:paragraph-properties fo:margin-left="0.4925in" fo:text-indent="0in" style:auto-text-indent="false">
        <style:tab-stops>
          <style:tab-stop style:position="5.2555in"/>
        </style:tab-stops>
      </style:paragraph-properties>
      <style:text-properties officeooo:paragraph-rsid="002ff057"/>
    </style:style>
    <style:style style:name="P43" style:family="paragraph" style:parent-style-name="Standard">
      <style:paragraph-properties fo:margin-left="0.4925in" fo:text-indent="0in" style:auto-text-indent="false" style:writing-mode="lr-tb" style:writing-mode-automatic="false">
        <style:tab-stops>
          <style:tab-stop style:position="5.2555in"/>
        </style:tab-stops>
      </style:paragraph-properties>
      <style:text-properties officeooo:paragraph-rsid="00308ec0"/>
    </style:style>
    <style:style style:name="P44" style:family="paragraph" style:parent-style-name="Standard">
      <style:paragraph-properties fo:margin-left="0.4925in" fo:text-indent="0in" style:auto-text-indent="false">
        <style:tab-stops>
          <style:tab-stop style:position="5.2555in"/>
        </style:tab-stops>
      </style:paragraph-properties>
      <style:text-properties officeooo:paragraph-rsid="00308ec0"/>
    </style:style>
    <style:style style:name="P45" style:family="paragraph" style:parent-style-name="Standard">
      <style:paragraph-properties fo:margin-left="0.4925in" fo:text-indent="0in" style:auto-text-indent="false">
        <style:tab-stops>
          <style:tab-stop style:position="5.2555in"/>
        </style:tab-stops>
      </style:paragraph-properties>
      <style:text-properties officeooo:paragraph-rsid="00317a02"/>
    </style:style>
    <style:style style:name="P46" style:family="paragraph" style:parent-style-name="Heading_20_1">
      <style:paragraph-properties fo:margin-left="0in" fo:margin-right="0in" fo:margin-top="0in" fo:margin-bottom="0in" style:contextual-spacing="false" fo:line-height="138%" fo:text-indent="0in" style:auto-text-indent="false" style:writing-mode="lr-tb"/>
      <style:text-properties style:font-name="Courier New"/>
    </style:style>
    <style:style style:name="P47" style:family="paragraph" style:parent-style-name="Standard" style:list-style-name="L1"/>
    <style:style style:name="P48" style:family="paragraph" style:parent-style-name="Standard">
      <style:text-properties officeooo:paragraph-rsid="00333b1b"/>
    </style:style>
    <style:style style:name="P49" style:family="paragraph" style:parent-style-name="Standard">
      <style:paragraph-properties fo:margin-left="0.4925in" fo:text-indent="0in" style:auto-text-indent="false"/>
      <style:text-properties officeooo:paragraph-rsid="00333b1b"/>
    </style:style>
    <style:style style:name="P50" style:family="paragraph" style:parent-style-name="Standard">
      <style:paragraph-properties>
        <style:tab-stops>
          <style:tab-stop style:position="1.1839in"/>
        </style:tab-stops>
      </style:paragraph-properties>
    </style:style>
    <style:style style:name="P51" style:family="paragraph" style:parent-style-name="Standard">
      <style:paragraph-properties>
        <style:tab-stops>
          <style:tab-stop style:position="1.0035in"/>
        </style:tab-stops>
      </style:paragraph-properties>
    </style:style>
    <style:style style:name="P52" style:family="paragraph" style:parent-style-name="Heading_20_1">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size="11pt" fo:font-style="normal" style:text-underline-style="none" fo:font-weight="bold" officeooo:paragraph-rsid="0033d748" style:text-blinking="false" fo:background-color="transparent"/>
    </style:style>
    <style:style style:name="P53" style:family="paragraph" style:parent-style-name="Heading_20_1">
      <style:paragraph-properties fo:margin-left="0in" fo:margin-right="0in" fo:margin-top="0in" fo:margin-bottom="0in" style:contextual-spacing="false" fo:line-height="138%" fo:text-indent="0in" style:auto-text-indent="false" fo:break-before="page" style:writing-mode="lr-tb"/>
      <style:text-properties fo:font-variant="normal" fo:text-transform="none" fo:color="#000000" loext:opacity="100%" style:text-line-through-style="none" style:text-line-through-type="none" style:font-name="Courier New" fo:font-size="11pt" fo:font-style="normal" style:text-underline-style="none" fo:font-weight="bold" officeooo:paragraph-rsid="0033d748" style:text-blinking="false" fo:background-color="transparent"/>
    </style:style>
    <style:style style:name="P54" style:family="paragraph" style:parent-style-name="Text_20_body">
      <style:paragraph-properties fo:margin-left="0in" fo:margin-right="0in" fo:margin-top="0in" fo:margin-bottom="0in" style:contextual-spacing="false" fo:line-height="138%" fo:text-indent="0.5in" style:auto-text-indent="false" style:writing-mode="lr-tb"/>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officeooo:rsid="0018b28a"/>
    </style:style>
    <style:style style:name="T4" style:family="text">
      <style:text-properties officeooo:rsid="003275f4"/>
    </style:style>
    <style:style style:name="T5" style:family="text">
      <style:text-properties officeooo:rsid="001a5994"/>
    </style:style>
    <style:style style:name="T6" style:family="text">
      <style:text-properties officeooo:rsid="001b4e59"/>
    </style:style>
    <style:style style:name="T7" style:family="text">
      <style:text-properties officeooo:rsid="001ca266"/>
    </style:style>
    <style:style style:name="T8" style:family="text">
      <style:text-properties officeooo:rsid="001cc006"/>
    </style:style>
    <style:style style:name="T9" style:family="text">
      <style:text-properties officeooo:rsid="001fe9da"/>
    </style:style>
    <style:style style:name="T10" style:family="text">
      <style:text-properties officeooo:rsid="0020282c"/>
    </style:style>
    <style:style style:name="T11" style:family="text">
      <style:text-properties officeooo:rsid="0024e5d7"/>
    </style:style>
    <style:style style:name="T12" style:family="text">
      <style:text-properties officeooo:rsid="00256fb2"/>
    </style:style>
    <style:style style:name="T13" style:family="text">
      <style:text-properties officeooo:rsid="00308ec0"/>
    </style:style>
    <style:style style:name="T14" style:family="text">
      <style:text-properties officeooo:rsid="00268327"/>
    </style:style>
    <style:style style:name="T15" style:family="text">
      <style:text-properties officeooo:rsid="0028593e"/>
    </style:style>
    <style:style style:name="T16" style:family="text">
      <style:text-properties fo:font-size="11pt" fo:font-style="normal" fo:font-weight="normal"/>
    </style:style>
    <style:style style:name="T17" style:family="text">
      <style:text-properties officeooo:rsid="0027eaa0"/>
    </style:style>
    <style:style style:name="T18" style:family="text">
      <style:text-properties officeooo:rsid="002a233c"/>
    </style:style>
    <style:style style:name="T19" style:family="text">
      <style:text-properties officeooo:rsid="002b4c3c"/>
    </style:style>
    <style:style style:name="T20" style:family="text">
      <style:text-properties officeooo:rsid="002cd91e"/>
    </style:style>
    <style:style style:name="T21" style:family="text">
      <style:text-properties officeooo:rsid="002dab76"/>
    </style:style>
    <style:style style:name="T22" style:family="text">
      <style:text-properties officeooo:rsid="002e3305"/>
    </style:style>
    <style:style style:name="T23" style:family="text">
      <style:text-properties officeooo:rsid="002e9a1a"/>
    </style:style>
    <style:style style:name="T2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name-asian="Noto Serif CJK SC" style:font-size-asian="24pt" style:font-weight-asian="bold" style:font-name-complex="Noto Sans Devanagari1" style:font-size-complex="24pt" style:font-weight-complex="bold"/>
    </style:style>
    <style:style style:name="T25" style:family="text">
      <style:text-properties style:font-name-asian="Noto Serif CJK SC" style:font-size-asian="24pt" style:font-weight-asian="bold" style:font-name-complex="Noto Sans Devanagari1" style:font-size-complex="24pt" style:font-weight-complex="bold"/>
    </style:style>
    <style:style style:name="T26" style:family="text">
      <style:text-properties officeooo:rsid="002ff057"/>
    </style:style>
    <style:style style:name="T27" style:family="text">
      <style:text-properties officeooo:rsid="00317a02"/>
    </style:style>
    <style:style style:name="T2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9" style:family="text">
      <style:text-properties officeooo:rsid="00333b1b"/>
    </style:style>
    <style:style style:name="T30" style:family="text">
      <style:text-properties style:font-name="Courier New" fo:font-size="11pt" fo:font-style="normal" fo:font-weight="normal"/>
    </style:style>
    <style:style style:name="T31" style:family="text">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officeooo:rsid="003275f4"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Courier New" style:text-underline-style="none" style:text-blinking="false" fo:background-color="transparent" loext:char-shading-value="0"/>
    </style:style>
    <style:style style:name="T34" style:family="text">
      <style:text-properties fo:font-variant="normal" fo:text-transform="none" fo:color="#1155cc" loext:opacity="100%" style:text-line-through-style="none" style:text-line-through-type="none" style:font-name="Courier New" fo:font-size="11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c75c79b-7fff-928c-fd9d-aded59d9591a"/><text:span text:style-name="T1">Network Working Group                        <text:s text:c="9"/>Gian Lorenzo C. Ortha Document Type: Protocol Specification</text:span><text:span text:style-name="T2">     <text:s text:c="16"/></text:span><text:span text:style-name="T1">February 26, 2026</text:span></text:p>
      <text:p text:style-name="P2">Status: Draft</text:p>
      <text:p text:style-name="P3"/>
      <text:p text:style-name="Title">Somewhat Simple File Transfer Protocol</text:p>
      <text:p text:style-name="Text_20_body"/>
      <text:h text:style-name="P4" text:outline-level="1">Summary</text:h>
      <text:p text:style-name="Standard">SSFTP is a Somewhat Simple File Transfer Protocol for transferring relatively small files between two hosts – a server and a client. It is based on the design of TFTP with an additional connection management functionality inspired by TCP. It is designed under UDP, which is inherently unreliable, and thus implements reliability mechanisms on the application layer for data transfer.</text:p>
      <text:p text:style-name="P3"/>
      <text:h text:style-name="P5" text:outline-level="1">Protocol Overview</text:h>
      <text:p text:style-name="P2">An SSFTP connection starts with a server that will begin listening for connections on one particular port. This port may vary between implementations and shall be indicated by the application or implementation of this protocol. This port must only be used for listening for connections. A server may have more than one connection. Once the server receives a SYN message through this port, it determines whether it can accept the connection. It may choose not to respond to the application, for instance, if it has reached its maximum number of connections. The server shall also ignore the SYN message if the connection already exists. </text:p>
      <text:p text:style-name="P3"/>
      <text:p text:style-name="P2">For the server to accept the connection, it sends a SYNACK message back to the client to acknowledge its connection request. This message must include a port number to which the client will direct all succeeding traffic to throughout the connection. The server will begin listening on this port for the messages that shall come from the client. The server shall only accept messages on this port from the client which it is connected to. In the cases of multiple connections, the server shall manage each connection, such that each connection is mapped to a respective port, and only accept a message from the corresponding client.</text:p>
      <text:p text:style-name="P3"><text:line-break/></text:p>
      <text:h text:style-name="P6" text:outline-level="2"><text:soft-page-break/>File Operations</text:h>
      <text:p text:style-name="P2">Once a connection has been established, the client may initiate one of two operations: a download request (DWN) or an upload request (UPL). These two operations are analogous to the write request and read request of TFTP [RFC1350]. These operations indicate the path or name of the file to be transferred and certain options, which are largely optional. The server, on receipt of either one of these messages, will process the request. If the DWN or UPL request contains options, the server may decide to use these options or use its own options.</text:p>
      <text:p text:style-name="P3"/>
      <text:p text:style-name="P7">The server sends back an OACK message to acknowledge the request. This OACK message <text:span text:style-name="T3">must</text:span> include the options decided upon by the server <text:span text:style-name="T3">and t</text:span>he client, must adopt these options. <text:span text:style-name="T3">This message marks the beginning of the transaction, whether it be a DWN or UPL request. Only one transaction per connection may be ongoing any any given time. If the client does not receive an OACK message, it must assume that the server rejected the request. </text:span></text:p>
      <text:p text:style-name="P3"/>
      <text:h text:style-name="P8" text:outline-level="2"><text:span text:style-name="T4">Data</text:span>, <text:span text:style-name="T4">Acks and Sequence</text:span></text:h>
      <text:p text:style-name="P9">Once a DWN or UPL transaction begins, <text:span text:style-name="T5">the client will always be the one to send the first message </text:span><text:span text:style-name="T6">following the OACK</text:span><text:span text:style-name="T5">. In an UPL transaction, the client begins by sending the first </text:span><text:span text:style-name="T6">block of DATA </text:span><text:span text:style-name="T5">with a sequence number of one (1). In a DWN transaction, the client begins by sending an ACK with a sequence number of one (1) to trigger the server to send the first block of data.</text:span></text:p>
      <text:p text:style-name="P9"/>
      <text:p text:style-name="P10">The client or server, on receipt of a DATA message, acknowledges it and requests for the following block through an ACK message with a sequence number of the next block to receive. <text:span text:style-name="T7">For instance, if DATA is received with a sequence number of (1), an ACK is sent with a sequence number of two (2). On the other end, when the client or server receives an ACK message, it shall send the DATA of the corresponding to the sequence number of the ACK. Therefore, if an ACK is received with a sequence number of two (2), DATA is sent with a sequence number of two (2). The client and server must keep track of the current sequence number. Data blocks must be sent and received in-sequence. If an out-of-order segment is received, it is discarded. An out-of-order DATA must not be acknowledged, and an out-of-order ACK must not </text:span><text:span text:style-name="T8">trigger the next block of data to be sent.</text:span></text:p>
      <text:p text:style-name="P11"/>
      <text:p text:style-name="P12"><text:soft-page-break/>The end of a file is marked by a DATA message with a block of data less than the negotiated blksize. If <text:span text:style-name="T9">the </text:span>final block of data happens to have the same size as the blksize, an extra DATA message must be sent with 0 bytes of data. <text:span text:style-name="T9">Once the end of the file is reached, the transaction is complete. </text:span></text:p>
      <text:p text:style-name="P11"/>
      <text:p text:style-name="P13"/>
      <text:p text:style-name="P14">Retransmission</text:p>
      <text:p text:style-name="P15">It is possible for packets to be delayed or dropped in transfer, which is why it may be necessary to retransmit certain messages. The DATA and ACK messages work with a sort of call-and-response mechanism, that is to say, the receipt of a DATA may trigger the sending of an ACK and vice-versa. As such, if a client or server does not receive a response, after a certain timeout period, it can attempt to retransmit the DATA or ACK to trigger the response from the server. This method may cause duplicate DATA or ACK messages to be received; thus, in the case of duplicate DATA or ACK messages, they are be discarded. Only the original DATA or ACK messages must be processed and acknowledged by the application.</text:p>
      <text:p text:style-name="P15"/>
      <text:p text:style-name="P15">For example, in an UPL request, the client sends <text:span text:style-name="T10">the first DATA</text:span> <text:span text:style-name="T10">message</text:span>, expecting an ACK from the server, <text:span text:style-name="T10">but it does not receive anything. After a timeout period, it sends another DATA message. The server finally receives the first DATA message and sends an ACK. Shortly after, it receives the duplicate DATA message, and ignores it. Finally, the client receives the ACK and proceeds to the following block, sending the next DATA message. </text:span></text:p>
      <text:p text:style-name="P15"/>
      <text:p text:style-name="P16">There are only three messages which <text:span text:style-name="T10">must </text:span>have a retransmission mechanism:<text:span text:style-name="T11"> DATA, ACK, and OACK messages. A retransmission is required for the DATA and ACK messages to ensure any dropped packets of can be </text:span><text:span text:style-name="T12">sent and </text:span><text:span text:style-name="T11">received </text:span><text:span text:style-name="T12">to </text:span><text:span text:style-name="T11">allow the file transfer to fully succeed. However, an OACK must also have a retransmission mechanism because the server has no way of telling if the client has received it and it may get stuck in a state waiting for the client to do something when the client did not in fact receive anything.</text:span></text:p>
      <text:p text:style-name="P16"/>
      <text:p text:style-name="P17">A client or server may attempt to retransmit a message up to a maximum amount of attempts, which, when exceeded, <text:span text:style-name="T13">the </text:span>application <text:span text:style-name="T13">should </text:span>assume that the other end has been disconnected and close the connection.</text:p>
      <text:p text:style-name="P18"/>
      <text:h text:style-name="P8" text:outline-level="2"><text:soft-page-break/><text:span text:style-name="T4">Connection</text:span> <text:span text:style-name="T4">Termination</text:span></text:h>
      <text:p text:style-name="P19">When there are no ongoing transmissions, a graceful termination <text:span text:style-name="T14">can</text:span> be initiated by<text:span text:style-name="T14"> sending a FIN message. A graceful termination should typically be initiated by a client, but a server may also initiate a graceful termination. For a graceful termination to succeed, the sender of the FIN message must receive a FINACK. For as long as the sender of the FIN does not receive a FINACK, it should not terminate the connection. Both the client and the server, however, must be able to initiate a connection termination for errors, application interruptions, or loss of connection. Any form of connection termination that is not a graceful termination may not wait for a FINACK before terminating the connection. </text:span></text:p>
      <text:p text:style-name="P20"/>
      <text:h text:style-name="P21" text:outline-level="1">Message Format and Types </text:h>
      <text:p text:style-name="P2">All SSFTP messages must begin with an operation code (OPCODE). This OPCODE may be any number from 1 to 10 each corresponding to a specific operation. Immediately following the OPCODE may be any data included in the message. The contents of this part of the message will vary based on the operation. The format of each message will be elaborated in each subsection below. Finally, the end of the message shall be indicated by a single terminating 0 byte. It is important to note, however, that a 0 byte does not necessarily indicate the end of a message. Certain data may also use a 0 byte in order to separate fields such as two succeeding strings.</text:p>
      <text:p text:style-name="P3"/>
      <text:p text:style-name="P22"><text:span text:style-name="T2">   </text:span><text:span text:style-name="T1">2 byte </text:span><text:span text:style-name="T2">    </text:span><text:span text:style-name="T1">1 byte</text:span></text:p>
      <text:p text:style-name="P22"><text:span text:style-name="T2"> </text:span><text:span text:style-name="T1">-----------------------------<text:line-break/>|  OP CODE  |  DATA |    0    |  <text:line-break/>-----------------------------</text:span></text:p>
      <text:p text:style-name="P3"/>
      <text:p text:style-name="P2">The diagram above shows the general format of an SSFTP message. In all future diagrams, a single 0 will always indicate a 0 byte, thus its size will no longer be explicitly indicated.</text:p>
      <text:p text:style-name="P3"/>
      <text:h text:style-name="P8" text:outline-level="2">SYN <text:span text:style-name="T4">and</text:span> SYNACK</text:h>
      <text:p text:style-name="P2">In order for a client to establish a connection to an SSFTP server, it must first send a SYN message. A SYN message is <text:span text:style-name="T15">identified</text:span> by <text:span text:style-name="T15">the </text:span>OPCODE 1 and it contains no data other than the OPCODE and the terminating 0 byte.</text:p>
      <text:p text:style-name="P3"/>
      <text:p text:style-name="P23">    <text:span text:style-name="T16">2 bytes     </text:span></text:p>
      <text:p text:style-name="P22"><text:soft-page-break/><text:span text:style-name="T2"> </text:span><text:span text:style-name="T1">-----------------<text:line-break/>|  OPCODE(1)  | 0 | <text:line-break/> -----------------</text:span></text:p>
      <text:p text:style-name="P3"/>
      <text:p text:style-name="P2">The server, on receipt of a SYN message from the client, acknowledges it by sending a SYNACK message for establishing a logical connection. A SYNACK message is <text:span text:style-name="T15">identified</text:span> by <text:span text:style-name="T15">the </text:span>OPCODE 2. It must include a port number to inform the client which port to send future messages to. </text:p>
      <text:p text:style-name="P3"/>
      <text:p text:style-name="P23">    <text:span text:style-name="T16">2 bytes        4 bytes   </text:span></text:p>
      <text:p text:style-name="P22"><text:span text:style-name="T2"> </text:span><text:span text:style-name="T1">----------------------------------<text:line-break/>|  OPCODE(2)  |    PORT NUM    | 0 | <text:line-break/> ----------------------------------</text:span></text:p>
      <text:p text:style-name="P3"/>
      <text:p text:style-name="P2">These two messages simulate a two-way handshake in order for a client and a server to establish a logical connection with one another.</text:p>
      <text:p text:style-name="P3"/>
      <text:h text:style-name="P8" text:outline-level="2">DWN <text:span text:style-name="T4">and</text:span> UPL</text:h>
      <text:p text:style-name="P2">After a client connects to a server, the client may initiate one of two operations: a download request (DWN) or an upload request (UPL). A DWN and UPL request are <text:span text:style-name="T15">identified</text:span> by the OPCODEs 3 and 4 respectively. The general message format of a DWL or UPL message is seen in the diagram below.</text:p>
      <text:p text:style-name="P3"/>
      <text:p text:style-name="P22"><text:span text:style-name="T2">  </text:span><text:span text:style-name="T1">2 bytes    string        1 byte   string       string <text:line-break/> -----------------------------------------------------------<text:line-break/>|  OPCODE | filepath | 0 |  MODE  |  opt1  | 0 |  val1  | 0 | &lt;<text:line-break/> -----------------------------------------------------------</text:span></text:p>
      <text:p text:style-name="P22"><text:span text:style-name="T2"> </text:span><text:span text:style-name="T1">-------------------------<text:line-break/>|  optN  | 0 |  valN  | 0 |<text:line-break/> -------------------------</text:span></text:p>
      <text:p text:style-name="P22"><text:span text:style-name="T2">  </text:span><text:span text:style-name="T1">string</text:span><text:span text:style-name="T2">     </text:span><text:span text:style-name="T1">string       </text:span></text:p>
      <text:p text:style-name="P3"/>
      <text:p text:style-name="P24">filepath</text:p>
      <text:p text:style-name="P25">The path to the file to download or upload. This field must be terminated with a single zero byte.</text:p>
      <text:p text:style-name="P24">MODE</text:p>
      <text:p text:style-name="P25"><text:soft-page-break/>The mode of transport to use. There are two possible modes of transport: octet and netascii. These values are indicated by the values 1 and 2 respectively.</text:p>
      <text:p text:style-name="P3"/>
      <text:p text:style-name="P24">opt1</text:p>
      <text:p text:style-name="P25">The name of the first option. This field is case-insensitive and must be terminated with a single zero byte.</text:p>
      <text:p text:style-name="P3"/>
      <text:p text:style-name="P24">val1</text:p>
      <text:p text:style-name="P25">The value of the first option. This field is case-insensitive and must be terminated with a single zero byte.</text:p>
      <text:p text:style-name="P3"/>
      <text:p text:style-name="P24">optN, valN</text:p>
      <text:p text:style-name="P25">The name and value of the last option. These fields are case-insensitive and must each be terminated with a single zero byte.</text:p>
      <text:p text:style-name="P3"/>
      <text:p text:style-name="P2">Options are not required for a DWN request, however an UPL request must include a tsize option to inform the server of the size of the file to be uploaded.</text:p>
      <text:p text:style-name="P3"/>
      <text:h text:style-name="P8" text:outline-level="2">OACK</text:h>
      <text:p text:style-name="P2">An OACK message <text:span text:style-name="T17">is </text:span><text:span text:style-name="T15">identified </text:span><text:span text:style-name="T17">by </text:span><text:span text:style-name="T15">the OPCODE</text:span><text:span text:style-name="T17"> 5 and</text:span> is sent by the server to respond to an UPL or DWN request. It includes the list of options that will be used for the transaction. Options that the client does not indicate may appear in an OACK message to inform the client of the final options to use for the transaction. The client must use the values of each option found in the OACK message. The format of an OACK message may be found below.</text:p>
      <text:p text:style-name="P3"/>
      <text:p text:style-name="P22"><text:span text:style-name="T2">   </text:span><text:span text:style-name="T1">2 bytes    string </text:span><text:span text:style-name="T2">    <text:s text:c="2"/></text:span><text:span text:style-name="T1">string</text:span><text:span text:style-name="T2">   <text:s text:c="4"/></text:span><text:span text:style-name="T1">string</text:span><text:span text:style-name="T2">     <text:s text:c="2"/></text:span><text:span text:style-name="T1">string<text:line-break/> ---------------------------------------------------------------<text:line-break/>| OPCODE(5) |  opt1  | 0 |  val1  | 0 |  optN  | 0 |  valN  | 0 |<text:line-break/> ---------------------------------------------------------------</text:span><text:line-break/></text:p>
      <text:h text:style-name="P8" text:outline-level="2">ERR</text:h>
      <text:p text:style-name="P26">If <text:span text:style-name="T17">the server or client encounters an error, it may send an ERR message. </text:span><text:span text:style-name="T15">An ERR message is identified the OPCODE 6. Following the opcode is a byte containing the error code, and afterwhich is the error message. The format of an ERR message may be found below:</text:span></text:p>
      <text:p text:style-name="P26"><text:soft-page-break/></text:p>
      <text:p text:style-name="P22"><text:span text:style-name="T2">     </text:span><text:span text:style-name="T1">2 bytes         1 byte </text:span><text:span text:style-name="T2">    <text:s text:c="5"/></text:span><text:span text:style-name="T1">string</text:span><text:span text:style-name="T2"> </text:span><text:span text:style-name="T1"><text:line-break/> ----------------------------------------------------------<text:line-break/>|   OPCODE(6)  |   ERROR CODE  |  error message  |    0    | <text:line-break/> ----------------------------------------------------------</text:span></text:p>
      <text:p text:style-name="P3"/>
      <text:h text:style-name="P8" text:outline-level="2">ACK</text:h>
      <text:p text:style-name="Standard">An ACK message is identified by <text:span text:style-name="T15">the OPCODE </text:span>7, and is used to acknowledge and request for subsequent DATA messages. It only contains a two-byte sequence number, followed by the terminating zero. The format of an ACK message may be found below:</text:p>
      <text:p text:style-name="P27"/>
      <text:p text:style-name="P22"><text:span text:style-name="T2">     </text:span><text:span text:style-name="T1">2 bytes       2 bytes      <text:line-break/> ---------------------------------------<text:line-break/>|   OPCODE(7)  |   SEQ NUM    |    0    |<text:line-break/> ---------------------------------------</text:span></text:p>
      <text:p text:style-name="P3"/>
      <text:h text:style-name="P8" text:outline-level="2">DATA</text:h>
      <text:p text:style-name="Standard"><text:span text:style-name="T15">A DATA message is identified by </text:span><text:span text:style-name="T18">the OPCODE 8, and is used to transmit the blocks of data for the file transfer. It includes a two-byte sequence number, followed by the data included in the message. The data field may be as long as the negotiated blksize, which is followed by the terminating zero-byte. It is important to note that a zero-byte does not indicate the end of the data field, as it may be possible for the data to include a zeo-byte. </text:span><text:span text:style-name="T19">The format of a DATA message may be found below:</text:span></text:p>
      <text:p text:style-name="P22"><text:span text:style-name="T2">     </text:span><text:span text:style-name="T1">2 bytes       2 bytes                 <text:line-break/> --------------------------------------------------<text:line-break/>|   OPCODE(8)  |   SEQ NUM    |   DATA   |    0    |<text:line-break/> --------------------------------------------------</text:span><text:line-break/></text:p>
      <text:h text:style-name="P8" text:outline-level="2">FIN <text:span text:style-name="T4">and</text:span> FINACK</text:h>
      <text:p text:style-name="Standard">A FIN message is identified by the OPCODE 9, <text:span text:style-name="T19">and is used to signal a disconnection to the connected client or server. It includes an exit code to inform the application of the reason for the disconnection. The format of the FIN message may be found below:</text:span></text:p>
      <text:p text:style-name="P3"/>
      <text:p text:style-name="P22"><text:span text:style-name="T2">     </text:span><text:span text:style-name="T1">2 bytes      2 bytes     <text:line-break/> -------------------------------------<text:line-break/></text:span><text:soft-page-break/><text:span text:style-name="T1">|   OPCODE(9)  |  ExitCode  |    0    | <text:line-break/> -------------------------------------</text:span></text:p>
      <text:p text:style-name="P3"/>
      <text:p text:style-name="P28">On receipt of a FIN message, the client or server should acknowledge it and inform the other end by sending back a FINACK message. A FINACK message is identified by the OPCODE 10 <text:span text:style-name="T20">and contains no additional data other than the terminating zero-byte. The format of the FINACK message may be found below:</text:span></text:p>
      <text:p text:style-name="P28"/>
      <text:p text:style-name="P22"><text:span text:style-name="T2">     </text:span><text:span text:style-name="T1">2 bytes     <text:line-break/> ------------------------<text:line-break/>|   OPCODE(10)  |   0    | <text:line-break/> ------------------------</text:span></text:p>
      <text:p text:style-name="P3"/>
      <text:h text:style-name="P4" text:outline-level="1">Examples</text:h>
      <text:h text:style-name="P29" text:outline-level="1"/>
      <text:p text:style-name="Standard">Connection <text:span text:style-name="T21">and Disconnection</text:span></text:p>
      <text:p text:style-name="Standard"/>
      <text:p text:style-name="P30">client <text:s text:c="42"/>server</text:p>
      <text:p text:style-name="P30">-------------------------------------------------------</text:p>
      <text:p text:style-name="P30">|<text:span text:style-name="T21">1|0</text:span>| <text:s/>--&gt; <text:s text:c="14"/><text:tab/><text:span text:style-name="T21">SYN</text:span></text:p>
      <text:p text:style-name="P30"><text:s text:c="39"/>&lt;-- <text:s/>|<text:span text:style-name="T21">2|38508|0</text:span>| <text:s/><text:tab/><text:span text:style-name="T21">SYNACK</text:span></text:p>
      <text:p text:style-name="P30"><text:s text:c="26"/>...</text:p>
      <text:p text:style-name="P30">|<text:span text:style-name="T21">9</text:span>|<text:span text:style-name="T21">0|</text:span>0| <text:s/>--&gt; <text:s text:c="43"/><text:tab/><text:span text:style-name="T21">FIN</text:span></text:p>
      <text:p text:style-name="P30"><text:s text:c="44"/>&lt;-- <text:s/>|<text:span text:style-name="T21">10|0</text:span>| <text:s/><text:tab/><text:span text:style-name="T21">FINACK</text:span></text:p>
      <text:p text:style-name="P30">-------------------------------------------------------<text:line-break/></text:p>
      <text:p text:style-name="Standard"/>
      <text:p text:style-name="P31"/>
      <text:p text:style-name="P32">DWN Request</text:p>
      <text:p text:style-name="P31"/>
      <text:p text:style-name="P30">client <text:s text:c="42"/>server</text:p>
      <text:p text:style-name="P30">-------------------------------------------------------</text:p>
      <text:p text:style-name="P30">|<text:span text:style-name="T21">3|filename|0|2|blksize</text:span><text:span text:style-name="T22">|0</text:span>|<text:span text:style-name="T21">512|</text:span><text:span text:style-name="T22">0|</text:span><text:span text:style-name="T21">timeout</text:span><text:span text:style-name="T22">|0</text:span><text:span text:style-name="T21">|200|0|</text:span> --&gt;<text:tab/><text:span text:style-name="T21">DWN</text:span></text:p>
      <text:p text:style-name="P33"><text:s text:c="16"/>&lt;-- |<text:span text:style-name="T22">5|</text:span><text:span text:style-name="T21">blksize</text:span><text:span text:style-name="T22">|0</text:span>|<text:span text:style-name="T21">512|</text:span><text:span text:style-name="T22">0|</text:span><text:span text:style-name="T21">timeout</text:span><text:span text:style-name="T22">|0</text:span><text:span text:style-name="T21">|200|0|<text:tab/></text:span><text:span text:style-name="T23">OACK</text:span></text:p>
      <text:p text:style-name="P30">|<text:span text:style-name="T22">7</text:span>|<text:span text:style-name="T22">1</text:span><text:span text:style-name="T21">|</text:span>0| <text:s/>--&gt; <text:s text:c="43"/><text:tab/><text:span text:style-name="T22">ACK(1)</text:span></text:p>
      <text:p text:style-name="P30"><text:s text:c="22"/>&lt;-- <text:s/>|<text:span text:style-name="T22">8</text:span><text:span text:style-name="T21">|</text:span><text:span text:style-name="T22">1</text:span>| <text:span text:style-name="T22">512 octets</text:span> <text:span text:style-name="T22">of data |0|</text:span> <text:tab/><text:span text:style-name="T22">DATA(1)</text:span></text:p>
      <text:p text:style-name="P33">|<text:span text:style-name="T22">7</text:span>|<text:span text:style-name="T22">2</text:span><text:span text:style-name="T21">|</text:span>0| <text:s/>--&gt; <text:s text:c="43"/><text:tab/><text:span text:style-name="T22">ACK(2)</text:span></text:p>
      <text:p text:style-name="P33"><text:s text:c="22"/>&lt;-- <text:s/>|<text:span text:style-name="T22">8</text:span><text:span text:style-name="T21">|</text:span><text:span text:style-name="T22">2</text:span>| <text:span text:style-name="T22">512 octets</text:span> <text:span text:style-name="T22">of data |0|</text:span> <text:tab/><text:span text:style-name="T22">DATA(2)</text:span></text:p>
      <text:p text:style-name="P33">|<text:span text:style-name="T22">7</text:span>|<text:span text:style-name="T22">3</text:span><text:span text:style-name="T21">|</text:span>0| <text:s/>--&gt; <text:s text:c="43"/><text:tab/><text:span text:style-name="T22">ACK(3)</text:span></text:p>
      <text:p text:style-name="P33"><text:s text:c="22"/>&lt;-- <text:s/>|<text:span text:style-name="T22">8</text:span><text:span text:style-name="T21">|</text:span><text:span text:style-name="T22">2</text:span>| <text:span text:style-name="T22">0 octets</text:span> <text:span text:style-name="T22">of data |0|</text:span> <text:tab/><text:span text:style-name="T22">DATA(3)</text:span></text:p>
      <text:p text:style-name="P33">|<text:span text:style-name="T22">7</text:span>|<text:span text:style-name="T22">4</text:span><text:span text:style-name="T21">|</text:span>0| <text:s/>--&gt; <text:s text:c="43"/><text:tab/><text:span text:style-name="T22">ACK(4)</text:span></text:p>
      <text:p text:style-name="P30"><text:span text:style-name="T24">-------------------------------------------------------</text:span></text:p>
      <text:p text:style-name="P34"/>
      <text:p text:style-name="P35">UPL Request</text:p>
      <text:p text:style-name="P36"/>
      <text:p text:style-name="P37">client <text:s text:c="42"/>server</text:p>
      <text:p text:style-name="P37">-------------------------------------------------------</text:p>
      <text:p text:style-name="P37">|<text:span text:style-name="T21">3|filename|0|2|blksize</text:span><text:span text:style-name="T22">|0</text:span>|<text:span text:style-name="T21">512|</text:span><text:span text:style-name="T22">0|</text:span><text:span text:style-name="T21">timeout</text:span><text:span text:style-name="T22">|0</text:span><text:span text:style-name="T21">|200|0|</text:span> &lt;</text:p>
      <text:p text:style-name="P38"><text:span text:style-name="T23">|tsize|0|</text:span><text:bookmark text:name="display"/>1091<text:span text:style-name="T23">|0| <text:s/></text:span>--&gt;<text:tab/><text:span text:style-name="T21">DWN</text:span></text:p>
      <text:p text:style-name="P37"><text:s/>&lt;-- |<text:span text:style-name="T22">5|</text:span><text:span text:style-name="T21">blksize</text:span><text:span text:style-name="T22">|0</text:span>|<text:span text:style-name="T21">512|</text:span><text:span text:style-name="T22">0|</text:span><text:span text:style-name="T21">timeout</text:span><text:span text:style-name="T22">|0</text:span><text:span text:style-name="T21">|200|0|</text:span><text:span text:style-name="T23">tsize|0|</text:span><text:bookmark text:name="expression Copy 1"/><text:span text:style-name="T21">1468</text:span><text:span text:style-name="T23">|0|</text:span><text:span text:style-name="T21"><text:tab/></text:span><text:span text:style-name="T23">OACK</text:span></text:p>
      <text:p text:style-name="P37">|<text:span text:style-name="T23">8</text:span>|<text:span text:style-name="T22">1</text:span><text:span text:style-name="T21">| </text:span><text:span text:style-name="T23">512 octets of data |0</text:span>| <text:s/>--&gt; <text:tab/><text:span text:style-name="T23">DATA(1)</text:span> <text:s text:c="3"/></text:p>
      <text:p text:style-name="P37"><text:span text:style-name="T23"><text:s text:c="44"/>&lt;-- |7|2|0|<text:tab/></text:span><text:span text:style-name="T22">ACK(</text:span><text:span text:style-name="T23">2</text:span><text:span text:style-name="T22">)</text:span></text:p>
      <text:p text:style-name="P37">|<text:span text:style-name="T23">8</text:span>|<text:span text:style-name="T23">2</text:span><text:span text:style-name="T21">| </text:span><text:span text:style-name="T23">512 octets of data |0</text:span>| <text:s/>--&gt; <text:tab/><text:span text:style-name="T23">DATA(2)</text:span> <text:s text:c="3"/></text:p>
      <text:p text:style-name="P37"><text:span text:style-name="T23"><text:s text:c="44"/>&lt;-- |7|3|0|<text:tab/></text:span><text:span text:style-name="T22">ACK(</text:span><text:span text:style-name="T23">3)</text:span></text:p>
      <text:p text:style-name="P37">|<text:span text:style-name="T23">8</text:span>|<text:span text:style-name="T23">3</text:span><text:span text:style-name="T21">| </text:span><text:span text:style-name="T23">67 octets of data |0</text:span>| <text:s/>--&gt; <text:tab/><text:span text:style-name="T23">DATA(3)</text:span> <text:s text:c="3"/></text:p>
      <text:p text:style-name="P37"><text:span text:style-name="T23"><text:s text:c="44"/>&lt;-- |7|4|0|<text:tab/></text:span><text:span text:style-name="T22">ACK(</text:span><text:span text:style-name="T23">4</text:span><text:span text:style-name="T22">)</text:span></text:p>
      <text:p text:style-name="P37"><text:span text:style-name="T25">-------------------------------------------------------</text:span></text:p>
      <text:p text:style-name="P34"/>
      <text:p text:style-name="P34"/>
      <text:p text:style-name="P39">DWN Request <text:span text:style-name="T23">(With Packet Delay)</text:span></text:p>
      <text:p text:style-name="P36"/>
      <text:p text:style-name="P37">client <text:s text:c="42"/>server</text:p>
      <text:p text:style-name="P37">-------------------------------------------------------</text:p>
      <text:p text:style-name="P37">|<text:span text:style-name="T21">3|filename|0|2|blksize</text:span><text:span text:style-name="T22">|0</text:span>|<text:span text:style-name="T23">420</text:span><text:span text:style-name="T21">|</text:span><text:span text:style-name="T22">0|</text:span><text:span text:style-name="T21">timeout</text:span><text:span text:style-name="T22">|0</text:span><text:span text:style-name="T21">|200|0|</text:span> --&gt;<text:tab/><text:span text:style-name="T21">DWN</text:span></text:p>
      <text:p text:style-name="P37"><text:s text:c="16"/>&lt;-- |<text:span text:style-name="T22">5|</text:span><text:span text:style-name="T21">blksize</text:span><text:span text:style-name="T22">|0</text:span>|<text:span text:style-name="T23">420</text:span><text:span text:style-name="T21">|</text:span><text:span text:style-name="T22">0|</text:span><text:span text:style-name="T21">timeout</text:span><text:span text:style-name="T22">|0</text:span><text:span text:style-name="T21">|200|0|<text:tab/></text:span><text:span text:style-name="T23">OACK</text:span></text:p>
      <text:p text:style-name="P37">|<text:span text:style-name="T22">7</text:span>|<text:span text:style-name="T22">1</text:span><text:span text:style-name="T21">|</text:span>0| <text:s/>--&gt; <text:s text:c="43"/><text:tab/><text:span text:style-name="T22">ACK(1)</text:span></text:p>
      <text:p text:style-name="P37"><text:s text:c="18"/><text:span text:style-name="T23">[No data received]</text:span></text:p>
      <text:p text:style-name="P37">|<text:span text:style-name="T22">7</text:span>|<text:span text:style-name="T22">1</text:span><text:span text:style-name="T21">|</text:span>0| <text:s/>--&gt; <text:s text:c="43"/><text:tab/><text:span text:style-name="T22">ACK(1)</text:span></text:p>
      <text:p text:style-name="P37"><text:s text:c="22"/>&lt;-- <text:s/>|<text:span text:style-name="T22">8</text:span><text:span text:style-name="T21">|</text:span><text:span text:style-name="T22">1</text:span>| <text:span text:style-name="T23">420</text:span><text:span text:style-name="T22"> octets</text:span> <text:span text:style-name="T22">of data |0|</text:span> <text:tab/><text:span text:style-name="T22">DATA(1)</text:span></text:p>
      <text:p text:style-name="P37">|<text:span text:style-name="T22">7</text:span>|<text:span text:style-name="T22">2</text:span><text:span text:style-name="T21">|</text:span>0| <text:s/>--&gt; <text:s text:c="43"/><text:tab/><text:span text:style-name="T22">ACK(2)</text:span></text:p>
      <text:p text:style-name="P37"><text:s text:c="18"/><text:span text:style-name="T23">[No data received]</text:span></text:p>
      <text:p text:style-name="P37">|<text:span text:style-name="T22">7</text:span>|<text:span text:style-name="T22">2</text:span><text:span text:style-name="T21">|</text:span>0| <text:s/>--&gt; <text:s text:c="43"/><text:tab/><text:span text:style-name="T22">ACK(2)</text:span></text:p>
      <text:p text:style-name="P37"><text:s text:c="22"/>&lt;-- <text:s/>|<text:span text:style-name="T22">8</text:span><text:span text:style-name="T21">|</text:span><text:span text:style-name="T22">2</text:span>| <text:span text:style-name="T23">77</text:span><text:span text:style-name="T22"> octets</text:span> <text:span text:style-name="T22">of data |0|</text:span> <text:tab/><text:span text:style-name="T22">DATA(2)</text:span></text:p>
      <text:p text:style-name="P37">|<text:span text:style-name="T22">7</text:span>|<text:span text:style-name="T22">3</text:span><text:span text:style-name="T21">|</text:span>0| <text:s/>--&gt; <text:s text:c="43"/><text:tab/><text:span text:style-name="T22">ACK(3)</text:span></text:p>
      <text:p text:style-name="P37"><text:span text:style-name="T25">-------------------------------------------------------</text:span></text:p>
      <text:p text:style-name="P34"/>
      <text:p text:style-name="P40">UPL Request <text:span text:style-name="T26">(With packet dropping, max 3 </text:span><text:span text:style-name="T13">attempts</text:span><text:span text:style-name="T26">)</text:span></text:p>
      <text:p text:style-name="P41"/>
      <text:p text:style-name="P42">client <text:s text:c="42"/>server</text:p>
      <text:p text:style-name="P42">-------------------------------------------------------</text:p>
      <text:p text:style-name="P42">|<text:span text:style-name="T21">3|filename|0|2|blksize</text:span><text:span text:style-name="T22">|0</text:span>|<text:span text:style-name="T26">1024</text:span><text:span text:style-name="T21">|</text:span><text:span text:style-name="T22">0|&lt;</text:span></text:p>
      <text:p text:style-name="P43"><text:span text:style-name="T13">&gt;|</text:span><text:span text:style-name="T21">timeout</text:span><text:span text:style-name="T22">|0</text:span><text:span text:style-name="T21">|200|0</text:span><text:span text:style-name="T23">|tsize|0|</text:span><text:span text:style-name="T27">5679</text:span><text:span text:style-name="T23">|0| <text:s/></text:span>--&gt;<text:tab/><text:span text:style-name="T21">DWN</text:span></text:p>
      <text:p text:style-name="P44"><text:s text:c="21"/>&lt;-- |5<text:span text:style-name="T22">|b</text:span><text:span text:style-name="T21">lksize|</text:span><text:span text:style-name="T22">0|</text:span>1<text:span text:style-name="T26">024|</text:span><text:span text:style-name="T21">0</text:span><text:span text:style-name="T22">|t</text:span><text:span text:style-name="T21">imeout|</text:span><text:span text:style-name="T22">0|&lt;</text:span><text:span text:style-name="T21"> <text:s text:c="31"/><text:line-break/> <text:s text:c="31"/>&gt;</text:span><text:span text:style-name="T13">|</text:span><text:span text:style-name="T21">200|0|</text:span><text:span text:style-name="T23">tsize|0|</text:span><text:bookmark text:name="expression Copy 1 Copy 1"/><text:span text:style-name="T21">1468</text:span><text:span text:style-name="T23">|0|</text:span><text:span text:style-name="T21"><text:tab/></text:span><text:span text:style-name="T23">OACK</text:span></text:p>
      <text:p text:style-name="P45">|<text:span text:style-name="T23">8</text:span>|<text:span text:style-name="T22">1</text:span><text:span text:style-name="T21">| </text:span><text:span text:style-name="T26">1024</text:span><text:span text:style-name="T23"> octets of data |0</text:span>| <text:s/>--&gt; <text:tab/><text:span text:style-name="T23">DATA(1)</text:span></text:p>
      <text:p text:style-name="P42"><text:s text:c="18"/><text:span text:style-name="T26">[No ack received]</text:span> </text:p>
      <text:p text:style-name="P45">|<text:span text:style-name="T23">8</text:span>|<text:span text:style-name="T22">1</text:span><text:span text:style-name="T21">| </text:span><text:span text:style-name="T26">1024</text:span><text:span text:style-name="T23"> octets of data |0</text:span>| <text:s/>--&gt; <text:tab/><text:span text:style-name="T23">DATA(1)</text:span> <text:s text:c="2"/></text:p>
      <text:p text:style-name="P42"><text:span text:style-name="T23"><text:s text:c="44"/>&lt;-- |7|2|0|<text:tab/></text:span><text:span text:style-name="T22">ACK(</text:span><text:span text:style-name="T23">2</text:span><text:span text:style-name="T22">)</text:span></text:p>
      <text:p text:style-name="P45">|<text:span text:style-name="T23">8</text:span>|<text:span text:style-name="T23">2</text:span><text:span text:style-name="T21">| </text:span><text:span text:style-name="T26">1024</text:span><text:span text:style-name="T23"> octets of data |0</text:span>| <text:s/>--&gt; <text:tab/><text:span text:style-name="T23">DATA(2)</text:span> <text:s/></text:p>
      <text:p text:style-name="P42"><text:s text:c="18"/><text:span text:style-name="T26">[No ack received]</text:span> <text:s/></text:p>
      <text:p text:style-name="P45">|<text:span text:style-name="T23">8</text:span>|<text:span text:style-name="T23">2</text:span><text:span text:style-name="T21">| </text:span><text:span text:style-name="T26">1024</text:span><text:span text:style-name="T23"> octets of data |0</text:span>| <text:s/>--&gt; <text:tab/><text:span text:style-name="T23">DATA(2)</text:span> <text:s/></text:p>
      <text:p text:style-name="P42"><text:s text:c="18"/><text:span text:style-name="T26">[No ack received]</text:span> <text:s/></text:p>
      <text:p text:style-name="P45">|<text:span text:style-name="T23">8</text:span>|<text:span text:style-name="T23">2</text:span><text:span text:style-name="T21">| </text:span><text:span text:style-name="T26">1024</text:span><text:span text:style-name="T23"> octets of data |0</text:span>| <text:s/>--&gt; <text:tab/><text:span text:style-name="T23">DATA(2)</text:span> <text:s/></text:p>
      <text:p text:style-name="P42"><text:s text:c="18"/><text:span text:style-name="T26">[No ack received]</text:span><text:span text:style-name="T23"> <text:s text:c="36"/></text:span></text:p>
      <text:p text:style-name="P42">|<text:span text:style-name="T13">9|2|0</text:span>| <text:s/>--&gt; <text:tab/><text:span text:style-name="T13">FIN</text:span> <text:s/><text:span text:style-name="T23"><text:s text:c="38"/></text:span></text:p>
      <text:p text:style-name="P42"><text:span text:style-name="T25">-------------------------------------------------------</text:span></text:p>
      <text:p text:style-name="P34"/>
      <text:p text:style-name="P34"/>
      <text:h text:style-name="P46" text:outline-level="1"><text:soft-page-break/><text:span text:style-name="T28">APPENDIX</text:span></text:h>
      <text:p text:style-name="Text_20_body"/>
      <text:p text:style-name="Standard">DWN and UPL Options</text:p>
      <text:p text:style-name="Standard"/>
      <text:p text:style-name="Standard">blksize    </text:p>
      <text:list text:style-name="L1">
        <text:list-header>
          <text:p text:style-name="P47">Sets the <text:span text:style-name="T29">DATA message’s </text:span>transfer block size.</text:p>
        </text:list-header>
      </text:list>
      <text:p text:style-name="P48">tsize</text:p>
      <text:p text:style-name="P49">Reports the size of the file being transferred to manage transfer expectations.</text:p>
      <text:p text:style-name="P48">timeout </text:p>
      <text:p text:style-name="P49">Specifies the timeout period for <text:span text:style-name="T29">retransmissions.</text:span></text:p>
      <text:p text:style-name="Standard"/>
      <text:p text:style-name="Standard"/>
      <text:p text:style-name="Standard">Error Codes</text:p>
      <text:p text:style-name="Standard"/>
      <text:p text:style-name="P50">   <text:span text:style-name="T30">Value<text:tab/>Meaning</text:span></text:p>
      <text:p text:style-name="P50"/>
      <text:p text:style-name="P50">   <text:span text:style-name="T30">0        <text:tab/>Not defined, see error message (if any).</text:span></text:p>
      <text:p text:style-name="P50">   <text:span text:style-name="T30">1        <text:tab/>File not found.</text:span></text:p>
      <text:p text:style-name="P50">   <text:span text:style-name="T30">2        <text:tab/>Access violation.</text:span></text:p>
      <text:p text:style-name="P50">   <text:span text:style-name="T30">3        <text:tab/>File already exists.</text:span></text:p>
      <text:p text:style-name="P50">   <text:span text:style-name="T30">4        <text:tab/>Disk full or allocation exceeded.</text:span></text:p>
      <text:p text:style-name="P50"><text:span text:style-name="T2">   </text:span><text:span text:style-name="T31">5</text:span><text:span text:style-name="T2">   <text:s text:c="5"/><text:tab/></text:span><text:span text:style-name="T31">Invalid/incomplete options.</text:span></text:p>
      <text:p text:style-name="P50"><text:span text:style-name="T2">   </text:span><text:span text:style-name="T32">6 <text:tab/></text:span><text:span text:style-name="T31">Ongoing Operation</text:span></text:p>
      <text:p text:style-name="P50">   <text:span text:style-name="T30">7        <text:tab/>Illegal operation.</text:span></text:p>
      <text:p text:style-name="Standard"/>
      <text:p text:style-name="Standard"/>
      <text:p text:style-name="Standard">Fin Message Exit Codes</text:p>
      <text:p text:style-name="Standard"/>
      <text:p text:style-name="P51">  <text:span text:style-name="T30">Value   <text:tab/>Meaning</text:span></text:p>
      <text:p text:style-name="P51">  </text:p>
      <text:p text:style-name="P51">  <text:span text:style-name="T30">0 <text:tab/>No errors. Graceful exit.</text:span></text:p>
      <text:p text:style-name="P51">  <text:span text:style-name="T30">1<text:tab/>Manual forceful termination.</text:span></text:p>
      <text:p text:style-name="P51"><text:span text:style-name="T2">  </text:span><text:span text:style-name="T31">2<text:tab/>Loss of connection.</text:span></text:p>
      <text:p text:style-name="P51">  <text:span text:style-name="T30">255<text:tab/>Critical error(s) occurred.</text:span></text:p>
      <text:p text:style-name="Standard"/>
      <text:h text:style-name="P52" text:outline-level="1"><text:line-break/></text:h>
      <text:h text:style-name="P53" text:outline-level="1">REFERENCES</text:h>
      <text:p text:style-name="P3"/>
      <text:p text:style-name="P54"><text:span text:style-name="T31">[RFC1350]</text:span><text:span text:style-name="T33"> </text:span><text:span text:style-name="T31">Sollins, K., "The TFTP Protocol (Revision 2)", STD <text:line-break/>33, RFC 1350, DOI 10.17487/RFC1350, July 1992, <text:line-break/></text:span><text:a xlink:type="simple" xlink:href="https://www.rfc-editor.org/info/rfc1350" text:style-name="Internet_20_link" text:visited-style-name="Visited_20_Internet_20_Link"><text:span text:style-name="T34">https://www.rfc-editor.org/info/rfc1350</text:span></text:a><text:span text:style-name="T31">.</text:span></text:p>
      <text:p text:style-name="P54"><text:span text:style-name="T31">[RFC1350]</text:span><text:span text:style-name="T33"> </text:span><text:span text:style-name="T31">Malkin, G. and A. Harkin, "TFTP Option Extension", RFC <text:line-break/>2347, DOI 10.17487/RFC2347, May 1998, <text:line-break/></text:span><text:a xlink:type="simple" xlink:href="https://www.rfc-editor.org/info/rfc2347" text:style-name="Internet_20_link" text:visited-style-name="Visited_20_Internet_20_Link"><text:span text:style-name="T34">https://www.rfc-editor.org/info/rfc2347</text:span></text:a><text:span text:style-name="T31">.</text:span></text:p>
      <text:p text:style-name="P3"><text:line-break/><text:line-break/><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family="'Courier New', monospace" fo:font-size="11pt" fo:font-style="normal" style:text-underline-style="none" fo:font-weight="normal" style:text-blinking="false" fo:background-color="transparen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family="'Courier New', monospace" fo:font-size="11pt" fo:font-style="normal" style:text-underline-style="none" fo:font-weight="bold" style:text-blinking="false" fo:background-color="transparent"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Courier New" fo:font-family="'Courier New', monospace" fo:font-size="11pt" fo:font-style="italic" style:text-underline-style="none" fo:font-weight="bold" style:text-blinking="false" fo:background-color="transparent"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Courier New" fo:font-family="'Courier New', monospace" fo:font-size="11pt" fo:font-style="normal" style:text-underline-style="none" fo:font-weight="bold" style:text-blinking="false" fo:background-color="transparent"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11:45:17.158727860</meta:creation-date>
    <dc:date>2026-02-25T16:53:26.123317099</dc:date>
    <meta:editing-duration>PT2H25M54S</meta:editing-duration>
    <meta:editing-cycles>23</meta:editing-cycles>
    <meta:generator>LibreOffice/26.2.0.3$Linux_X86_64 LibreOffice_project/fe3eb08e68094c2c534e21b03e8dcc3571b72164</meta:generator>
    <meta:document-statistic meta:table-count="0" meta:image-count="0" meta:object-count="0" meta:page-count="12" meta:paragraph-count="168" meta:word-count="2623" meta:character-count="18031" meta:non-whitespace-character-count="13670"/>
  </office:meta>
</office:document-meta>
</file>